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5000000238EB29393.png"/>
  <manifest:file-entry manifest:media-type="image/png" manifest:full-path="Pictures/100000000000002500000022CEE562D2.png"/>
  <manifest:file-entry manifest:media-type="image/png" manifest:full-path="Pictures/100002010000002500000024A6457B97.png"/>
  <manifest:file-entry manifest:media-type="image/png" manifest:full-path="Pictures/10000201000000290000001D400CD40F.png"/>
  <manifest:file-entry manifest:media-type="image/png" manifest:full-path="Pictures/10000201000000270000002648B3B32D.png"/>
  <manifest:file-entry manifest:media-type="image/png" manifest:full-path="Pictures/100002010000002700000025A488352D.png"/>
  <manifest:file-entry manifest:media-type="image/png" manifest:full-path="Pictures/10000201000000260000002464CE5BCF.png"/>
  <manifest:file-entry manifest:media-type="image/png" manifest:full-path="Pictures/100002010000002600000029480BB28E.png"/>
  <manifest:file-entry manifest:media-type="image/png" manifest:full-path="Pictures/10000201000000230000002353DA80E1.png"/>
  <manifest:file-entry manifest:media-type="image/png" manifest:full-path="Pictures/10000201000000290000001E6197936A.png"/>
  <manifest:file-entry manifest:media-type="image/png" manifest:full-path="Pictures/1000020100000022000000256B52537E.png"/>
  <manifest:file-entry manifest:media-type="image/png" manifest:full-path="Pictures/10000201000002FA00000056CE855854.png"/>
  <manifest:file-entry manifest:media-type="image/png" manifest:full-path="Pictures/100002010000001C00000024EE331857.png"/>
  <manifest:file-entry manifest:media-type="image/png" manifest:full-path="Pictures/100002010000002500000021BEBE45E7.png"/>
  <manifest:file-entry manifest:media-type="image/png" manifest:full-path="Pictures/100002010000002300000021E9E3D757.png"/>
  <manifest:file-entry manifest:media-type="image/png" manifest:full-path="Pictures/10000201000002FA0000004B43FA4622.png"/>
  <manifest:file-entry manifest:media-type="image/png" manifest:full-path="Pictures/100002010000002700000025EA3B03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 Garamond1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" svg:font-family="'Apple Garamond'" style:font-adornments="Predeterminado" style:font-pitch="variable"/>
    <style:font-face style:name="Apple Garamond Light1" svg:font-family="'Apple Garamond Light'" style:font-pitch="variable"/>
    <style:font-face style:name="Apple Garamond Light" svg:font-family="'Apple Garamond Light'" style:font-adornments="Negrita cursiva" style:font-pitch="variable"/>
    <style:font-face style:name="Lucida Grande3" svg:font-family="'Lucida Grande'" style:font-pitch="variable"/>
    <style:font-face style:name="Lucida Grande2" svg:font-family="'Lucida Grande'" style:font-adornments="Negrita" style:font-pitch="variable"/>
    <style:font-face style:name="Lucida Grande1" svg:font-family="'Lucida Grande'" style:font-adornments="Negrita cursiv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text-properties fo:font-size="6pt" style:font-size-asian="6pt" style:font-size-complex="6pt"/>
    </style:style>
    <style:style style:name="P2" style:family="paragraph" style:parent-style-name="MiCuerpo1" style:list-style-name="L1"/>
    <style:style style:name="P3" style:family="paragraph" style:parent-style-name="MiCuerpo1" style:list-style-name="Numbering_20_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font-name="Lucida Grande3"/>
    </style:style>
    <style:style style:name="T4" style:family="text">
      <style:text-properties fo:color="#800000" fo:font-style="italic" style:font-style-asian="italic" style:font-style-complex="italic"/>
    </style:style>
    <style:style style:name="T5" style:family="text">
      <style:text-properties fo:color="#800000" fo:font-style="italic" fo:font-weight="bold" fo:background-color="#ffff00" style:font-style-asian="italic" style:font-weight-asian="bold" style:font-style-complex="italic" style:font-weight-complex="bold"/>
    </style:style>
    <style:style style:name="T6" style:family="text">
      <style:text-properties style:font-name="Apple Garamond Light1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fo:margin-left="-0.369cm" fo:margin-right="-0.554cm" style:editable="false">
        <style:columns fo:column-count="2">
          <style:column style:rel-width="32348*" fo:start-indent="0cm" fo:end-indent="0.43cm"/>
          <style:column style:rel-width="33179*" fo:start-indent="0.43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8" text:anchor-type="page" text:anchor-page-number="1" svg:x="0cm" svg:y="25.8cm" svg:width="21.59cm" svg:height="2.14cm" draw:z-index="16">
        <draw:image xlink:href="Pictures/10000201000002FA0000004B43FA4622.png" xlink:type="simple" xlink:show="embed" xlink:actuate="onLoad"/>
      </draw:frame>
      <text:p text:style-name="P1"><draw:frame draw:style-name="fr2" draw:name="gráficos1" text:anchor-type="paragraph" svg:x="-1.401cm" svg:y="-1.401cm" svg:width="21.59cm" svg:height="2.461cm" draw:z-index="0"><draw:image xlink:href="Pictures/10000201000002FA00000056CE855854.png" xlink:type="simple" xlink:show="embed" xlink:actuate="onLoad"/></draw:frame></text:p>
      <text:section text:style-name="Sect1" text:name="Sección1">
        <text:section text:style-name="Sect2" text:name="Sección2">
          <text:p text:style-name="MiSubtitulo2">Comenzar</text:p>
          <text:p text:style-name="MiCuerpo1"><draw:frame draw:style-name="fr3" draw:name="gráficos2" text:anchor-type="paragraph" svg:x="3.337cm" svg:y="0.448cm" svg:width="0.96cm" svg:height="0.9cm" draw:z-index="1"><draw:image xlink:href="Pictures/100000000000002500000022CEE562D2.png" xlink:type="simple" xlink:show="embed" xlink:actuate="onLoad"/></draw:frame>Para comenzar las operaciones presione <text:span text:style-name="MiTeclas1">Ctrl+N</text:span> o pulse sobre el botón </text:p>
          <text:p text:style-name="MiSubtitulo2">Una Venta</text:p>
          <text:list xml:id="list866112245" text:style-name="Numbering_20_1">
            <text:list-item>
              <text:p text:style-name="P3">Entre el código y presione <text:span text:style-name="MiTeclas1">Entrar</text:span>, o use un lector de códigos de barra. Puede entrar cantidades ahí mismo como <text:span text:style-name="MiRealzado3">10x1234</text:span>, siendo <text:span text:style-name="MiRealzado3">10</text:span> productos con código <text:span text:style-name="MiRealzado3">1234</text:span> los que se insertarán. Para activar la entrada<draw:frame draw:style-name="fr4" draw:name="gráficos3" text:anchor-type="char" svg:x="0.686cm" svg:y="1.824cm" svg:width="0.771cm" svg:height="0.748cm" draw:z-index="2"><draw:image xlink:href="Pictures/10000201000000260000002464CE5BCF.png" xlink:type="simple" xlink:show="embed" xlink:actuate="onLoad"/></draw:frame> de código presione <text:span text:style-name="MiTeclas1">F2</text:span> o pulse el botón <text:s text:c="3"/>.</text:p>
              <text:p text:style-name="P3">Para agregar <text:span text:style-name="T4">ordenes especiales</text:span> presione <text:span text:style-name="T5">RegPag</text:span> Para completarlas, presione <text:span text:style-name="T5">AvPag</text:span>. Para Agregar un descuento ocasional presione <text:span text:style-name="T5">Ctrl-D</text:span>. </text:p>
              <text:p text:style-name="P3">Repita para cada artículo.</text:p>
            </text:list-item>
            <text:list-item>
              <text:p text:style-name="P3">Seleccione el método de pago, usando la tecla <text:span text:style-name="MiTeclas1">TAB</text:span>, o <text:span text:style-name="MiTeclas1">Alt+E</text:span> para <text:span text:style-name="T2">efectivo</text:span>, <text:span text:style-name="MiTeclas1">Alt+T</text:span> para <text:span text:style-name="T1">tarjeta</text:span>.</text:p>
            </text:list-item>
            <text:list-item>
              <text:p text:style-name="P3">Si paga en efectivo, seleccione la entrada de cantidad a pagar con la tecla <text:span text:style-name="MiTeclas1">TAB</text:span> o <text:span text:style-name="MiTeclas1">Alt+N</text:span> <text:s/>y entre la cantidad a pagar, <text:s/>y presione <text:span text:style-name="MiTeclas1">Entrar</text:span>. </text:p>
            </text:list-item>
            <text:list-item>
              <text:p text:style-name="P3">Si paga con tarjeta, entre el <text:span text:style-name="T1">número de tarjeta</text:span> y <text:span text:style-name="T1">número de autorización</text:span> y presione <text:span text:style-name="MiTeclas1">Entrar</text:span>.</text:p>
            </text:list-item>
          </text:list>
          <text:p text:style-name="MiSubtitulo2">Búsqueda de productos</text:p>
          <text:list xml:id="list1320920807" text:style-name="L1">
            <text:list-item>
              <text:p text:style-name="P2"><draw:frame draw:style-name="fr5" draw:name="gráficos4" text:anchor-type="char" svg:x="2.131cm" svg:y="0.529cm" svg:width="1.062cm" svg:height="0.767cm" draw:z-index="3"><draw:image xlink:href="Pictures/10000201000000290000001D400CD40F.png" xlink:type="simple" xlink:show="embed" xlink:actuate="onLoad"/></draw:frame>Para lanzar el panel de búsqueda presione <text:span text:style-name="MiTeclas1">F3</text:span> o pulse el botón <text:s/>y seleccione el filtro de búsqueda que deseé.</text:p>
            </text:list-item>
            <text:list-item>
              <text:p text:style-name="P2">Use <text:span text:style-name="MioNormal"><text:span text:style-name="T6">la rejilla de productos</text:span></text:span><text:span text:style-name="MioNormal">,</text:span> presione <text:span text:style-name="MiTeclas1">Ctrl+P</text:span>, o <draw:frame draw:style-name="fr4" draw:name="gráficos5" text:anchor-type="char" svg:x="2.499cm" svg:y="0.476cm" svg:width="0.96cm" svg:height="0.873cm" draw:z-index="4"><draw:image xlink:href="Pictures/100002010000002500000021BEBE45E7.png" xlink:type="simple" xlink:show="embed" xlink:actuate="onLoad"/></draw:frame>pulse el botón </text:p>
            </text:list-item>
          </text:list>
          <text:p text:style-name="MiSubtitulo2">Borrar un artículo</text:p>
          <text:p text:style-name="MiCuerpo1"><draw:frame draw:style-name="fr6" draw:name="gráficos6" text:anchor-type="paragraph" svg:x="1.526cm" svg:y="0.476cm" svg:width="0.907cm" svg:height="0.924cm" draw:z-index="5"><draw:image xlink:href="Pictures/10000201000000230000002353DA80E1.png" xlink:type="simple" xlink:show="embed" xlink:actuate="onLoad"/></draw:frame>Seleccione el artículo deseado y presione <text:span text:style-name="MiTeclas1">Ctrl+- </text:span><text:s/>o pulse el botón </text:p>
          <text:p text:style-name="MiSubtitulo2">Cancelar la transacción actual</text:p>
          <text:p text:style-name="MiCuerpo1"><draw:frame draw:style-name="fr6" draw:name="gráficos7" text:anchor-type="paragraph" svg:x="4.722cm" svg:y="0.026cm" svg:width="0.96cm" svg:height="0.924cm" draw:z-index="6"><draw:image xlink:href="Pictures/1000020100000025000000238EB29393.png" xlink:type="simple" xlink:show="embed" xlink:actuate="onLoad"/></draw:frame>Presione <text:span text:style-name="MiTeclas1">F10</text:span> o pulse el botón .</text:p>
          <text:p text:style-name="MiSubtitulo2">Cancelar ticket</text:p>
          <text:p text:style-name="MiCuerpo1"><draw:frame draw:style-name="fr6" draw:name="gráficos8" text:anchor-type="paragraph" svg:x="4.789cm" svg:y="-0.106cm" svg:width="0.984cm" svg:height="1.085cm" draw:z-index="7"><draw:image xlink:href="Pictures/100002010000002600000029480BB28E.png" xlink:type="simple" xlink:show="embed" xlink:actuate="onLoad"/></draw:frame>Presione <text:span text:style-name="MiTeclas1">F11</text:span> o pulse el botón <text:s text:c="10"/>y entre el <text:span text:style-name="T1">número de ticket</text:span> a cancelar. </text:p>
          <text:p text:style-name="MiSubtitulo2">Reimprimir tickets<draw:frame draw:style-name="fr5" draw:name="gráficos9" text:anchor-type="char" svg:x="4.706cm" svg:y="0.619cm" svg:width="0.725cm" svg:height="0.953cm" draw:z-index="8"><draw:image xlink:href="Pictures/100002010000001C00000024EE331857.png" xlink:type="simple" xlink:show="embed" xlink:actuate="onLoad"/></draw:frame></text:p>
          <text:p text:style-name="MiCuerpo1">Presione <text:span text:style-name="MiTeclas1">F5</text:span> o pulse el botón <text:s text:c="4"/>, seleccione el ticket que desea reimprimir y presione el botón <text:span text:style-name="T1">reimprimir ticket seleccionado.</text:span></text:p>
          <text:p text:style-name="MiSubtitulo2">Checador de precios<draw:frame draw:style-name="fr5" draw:name="gráficos10" text:anchor-type="char" svg:x="4.489cm" svg:y="0.452cm" svg:width="1.011cm" svg:height="0.977cm" draw:z-index="9"><draw:image xlink:href="Pictures/100002010000002700000025EA3B0326.png" xlink:type="simple" xlink:show="embed" xlink:actuate="onLoad"/></draw:frame></text:p>
          <text:p text:style-name="MiCuerpo1">Presione <text:span text:style-name="MiTeclas1">F9</text:span> o pulse el botón <text:s text:c="10"/>, el checador de precios aparecerá, entre el <text:span text:style-name="T1">código</text:span> del producto y presione <text:span text:style-name="MiTeclas1">Entrar</text:span>; o use un lector de códigos de barra.</text:p>
          <text:p text:style-name="MiSubtitulo2">Efectivo disponible en gaveta</text:p>
          <text:p text:style-name="MiCuerpo1">Presione <text:span text:style-name="MiTeclas1">F6</text:span> o pulse el<draw:frame draw:style-name="fr5" draw:name="gráficos11" text:anchor-type="char" svg:x="5.653cm" svg:y="-0.079cm" svg:width="1.011cm" svg:height="0.977cm" draw:z-index="10"><draw:image xlink:href="Pictures/100002010000002700000025A488352D.png" xlink:type="simple" xlink:show="embed" xlink:actuate="onLoad"/></draw:frame> botón <text:s text:c="8"/>,una notificación será mostrada en la parte inferior de la pantalla.</text:p>
          <text:p text:style-name="MiSubtitulo2">Salida de efectivo</text:p>
          <text:p text:style-name="MiCuerpo1">Presione <text:span text:style-name="MiTeclas1">F7</text:span> o pulse el botón <text:s text:c="6"/><draw:frame draw:style-name="fr5" draw:name="gráficos12" text:anchor-type="char" svg:x="5.001cm" svg:y="0.088cm" svg:width="0.88cm" svg:height="0.977cm" draw:z-index="11"><draw:image xlink:href="Pictures/1000020100000022000000256B52537E.png" xlink:type="simple" xlink:show="embed" xlink:actuate="onLoad"/></draw:frame> <text:s/>, y entre la <text:span text:style-name="T1">cantidad</text:span> y la <text:span text:style-name="T1">razón</text:span> de dicha salida de efectivo.</text:p>
          <text:p text:style-name="MiSubtitulo2">Entrada de efectivo<draw:frame draw:style-name="fr7" draw:name="gráficos13" text:anchor-type="char" svg:x="4.357cm" svg:y="0.665cm" svg:width="0.907cm" svg:height="0.873cm" draw:z-index="12"><draw:image xlink:href="Pictures/100002010000002300000021E9E3D757.png" xlink:type="simple" xlink:show="embed" xlink:actuate="onLoad"/></draw:frame></text:p>
          <text:p text:style-name="MiCuerpo1">Presione <text:span text:style-name="MiTeclas1">F8</text:span> o pulse el botón <text:s text:c="8"/>, y entre la <text:span text:style-name="T1">cantidad</text:span> y la <text:span text:style-name="T1">razón</text:span> de dicha entrada de efectivo.</text:p>
          <text:p text:style-name="MiSubtitulo2">Bloqueo de pantalla</text:p>
          <text:p text:style-name="MiCuerpo1">Si necesita un descanso, puede asegurar la terminal presionando <text:span text:style-name="T5">Ctrl-BarraEspaciadora</text:span>.</text:p>
          <text:p text:style-name="MiSubtitulo2">Suspender Venta</text:p>
          <text:p text:style-name="MiCuerpo1">Para suspender momentaneamente una venta y comenzar otra, presione <text:span text:style-name="T5">Ctrl-retroceso</text:span>.</text:p>
          <text:p text:style-name="MiSubtitulo2">Retomar Venta Suspendida</text:p>
          <text:p text:style-name="MiCuerpo1">Para continuar una venta suspendida presione <text:span text:style-name="T5">Ctrl-R</text:span>. </text:p>
          <text:p text:style-name="MiSubtitulo2">Cambiar estatus a una orden especial</text:p>
          <text:p text:style-name="MiCuerpo1">Para cambiarle el estatus a una orden especial presione <text:span text:style-name="T5">Ctrl-AvPag</text:span>.</text:p>
          <text:p text:style-name="MiSubtitulo2">Corte de caja<draw:frame draw:style-name="fr5" draw:name="gráficos14" text:anchor-type="char" svg:x="5.807cm" svg:y="0.647cm" svg:width="0.96cm" svg:height="0.953cm" draw:z-index="13"><draw:image xlink:href="Pictures/100002010000002500000024A6457B97.png" xlink:type="simple" xlink:show="embed" xlink:actuate="onLoad"/></draw:frame></text:p>
          <text:p text:style-name="MiCuerpo1">Presione <text:span text:style-name="MiTeclas1">CTRL-B</text:span> o pulse el botón <text:s text:c="7"/>, un diálogo con la información del corte será mostrado, dependiendo de la configuración, el reporte será impreso.</text:p>
          <text:p text:style-name="MiSubtitulo2">Reporte de fin del día</text:p>
          <text:p text:style-name="MiCuerpo1">Presione <text:span text:style-name="MiTeclas1">Ctrl-W</text:span> o pulse el botón <text:s text:c="7"/><draw:frame draw:style-name="fr5" draw:name="gráficos15" text:anchor-type="char" svg:x="5.756cm" svg:y="-0.032cm" svg:width="1.011cm" svg:height="1.005cm" draw:z-index="14"><draw:image xlink:href="Pictures/10000201000000270000002648B3B32D.png" xlink:type="simple" xlink:show="embed" xlink:actuate="onLoad"/></draw:frame> , dependiendo de la configuración, el reporte será impreso.</text:p>
          <text:p text:style-name="MiSubtitulo2">Cambiar usuario<draw:frame draw:style-name="fr5" draw:name="gráficos16" text:anchor-type="char" svg:x="5.835cm" svg:y="0.677cm" svg:width="1.062cm" svg:height="0.794cm" draw:z-index="15"><draw:image xlink:href="Pictures/10000201000000290000001E6197936A.png" xlink:type="simple" xlink:show="embed" xlink:actuate="onLoad"/></draw:frame></text:p>
          <text:p text:style-name="MiCuerpo1">Presione <text:span text:style-name="MiTeclas1">CTRL-L</text:span> o pulse el botón <text:s text:c="3"/>. Se hará un corte de caja para el usuario saliente.</text:p>
          <text:p text:style-name="MiCuerpo1"/>
          <text:p text:style-name="MiCuerpo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pple Garamond1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" svg:font-family="'Apple Garamond'" style:font-adornments="Predeterminado" style:font-pitch="variable"/>
    <style:font-face style:name="Apple Garamond Light1" svg:font-family="'Apple Garamond Light'" style:font-pitch="variable"/>
    <style:font-face style:name="Apple Garamond Light" svg:font-family="'Apple Garamond Light'" style:font-adornments="Negrita cursiva" style:font-pitch="variable"/>
    <style:font-face style:name="Lucida Grande3" svg:font-family="'Lucida Grande'" style:font-pitch="variable"/>
    <style:font-face style:name="Lucida Grande2" svg:font-family="'Lucida Grande'" style:font-adornments="Negrita" style:font-pitch="variable"/>
    <style:font-face style:name="Lucida Grande1" svg:font-family="'Lucida Grande'" style:font-adornments="Negrita cursiv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1" fo:font-size="12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margin-top="0.199cm" fo:margin-bottom="0.10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fo:font-size="12pt" style:font-weight-asian="normal"/>
    </style:style>
    <style:style style:name="MiTeclas1" style:family="text">
      <style:text-properties fo:color="#4b1f6f" style:font-name="Lucida Grande1" fo:font-size="10pt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2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01cm" fo:margin-bottom="1.3cm" fo:margin-left="1.401cm" fo:margin-right="1.4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10-01-18T16:04:29</dc:date>
    <meta:editing-duration>PT17H29M48S</meta:editing-duration>
    <meta:editing-cycles>102</meta:editing-cycles>
    <meta:generator>OpenOffice.org/3.1$Linux OpenOffice.org_project/310m19$Build-9420</meta:generator>
    <meta:document-statistic meta:table-count="0" meta:image-count="17" meta:object-count="0" meta:page-count="1" meta:paragraph-count="42" meta:word-count="454" meta:character-count="2727"/>
  </office:meta>
</office:document-meta>
</file>